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55cm" table:align="margins"/>
    </style:style>
    <style:style style:name="Table1.A" style:family="table-column">
      <style:table-column-properties style:column-width="1.397cm" style:rel-column-width="13967*"/>
    </style:style>
    <style:style style:name="Table1.B" style:family="table-column">
      <style:table-column-properties style:column-width="5.158cm" style:rel-column-width="51568*"/>
    </style:style>
    <style:style style:name="Table1.1" style:family="table-row">
      <style:table-row-properties style:row-height="0.4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Liberation Serif" fo:font-size="10pt" officeooo:rsid="001cf592" officeooo:paragraph-rsid="001cf592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0pt" officeooo:rsid="001e009a" officeooo:paragraph-rsid="001e009a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0pt" officeooo:rsid="0021c48b" officeooo:paragraph-rsid="0021c48b" style:font-size-asian="10pt" style:font-size-complex="10pt"/>
    </style:style>
    <style:style style:name="P4" style:family="paragraph" style:parent-style-name="Standard">
      <style:text-properties style:font-name="Liberation Serif" fo:font-size="10pt" officeooo:rsid="0021c48b" officeooo:paragraph-rsid="0021c48b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0pt" officeooo:rsid="0024d7a3" officeooo:paragraph-rsid="0024d7a3" style:font-size-asian="10pt" style:font-size-complex="10pt"/>
    </style:style>
    <style:style style:name="P6" style:family="paragraph" style:parent-style-name="Standard">
      <style:text-properties style:font-name="Liberation Serif" fo:font-size="10pt" officeooo:rsid="0024d7a3" officeooo:paragraph-rsid="0024d7a3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0pt" officeooo:rsid="002646d7" officeooo:paragraph-rsid="002646d7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0pt" officeooo:rsid="0022b566" officeooo:paragraph-rsid="0022b566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4d7a3" officeooo:paragraph-rsid="0024d7a3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a73f6" officeooo:paragraph-rsid="002a73f6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bf83c" officeooo:paragraph-rsid="002bf83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2fc4c9" officeooo:paragraph-rsid="002fc4c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0pt" fo:font-weight="normal" officeooo:rsid="00326f14" officeooo:paragraph-rsid="00326f14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2.205cm"/>
        </style:tab-stops>
      </style:paragraph-properties>
      <style:text-properties style:font-name="Liberation Serif" fo:font-size="10pt" fo:font-weight="normal" officeooo:rsid="00326f14" officeooo:paragraph-rsid="00326f14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0pt" style:text-underline-style="solid" style:text-underline-width="auto" style:text-underline-color="font-color" officeooo:rsid="001e009a" officeooo:paragraph-rsid="0024d7a3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0pt" officeooo:rsid="0021c48b" officeooo:paragraph-rsid="00275bd3" style:font-size-asian="8.75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0pt" officeooo:rsid="00275bd3" officeooo:paragraph-rsid="00275bd3" style:font-size-asian="8.75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0pt" officeooo:rsid="00291c5a" officeooo:paragraph-rsid="00291c5a" style:font-size-asian="8.75pt" style:font-size-complex="10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0pt" officeooo:rsid="002a73f6" officeooo:paragraph-rsid="002a73f6" style:font-size-asian="8.75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8pt" fo:font-weight="normal" officeooo:rsid="00326f14" officeooo:paragraph-rsid="0033bfec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8pt" fo:font-weight="normal" officeooo:rsid="00326f14" officeooo:paragraph-rsid="0033bfec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8pt" fo:font-weight="normal" officeooo:rsid="00326f14" officeooo:paragraph-rsid="0033bfec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text-align="center" style:justify-single-word="false">
        <style:tab-stops>
          <style:tab-stop style:position="2.205cm"/>
        </style:tab-stops>
      </style:paragraph-properties>
      <style:text-properties style:font-name="Liberation Serif" fo:font-size="8pt" fo:font-weight="bold" officeooo:rsid="00326f14" officeooo:paragraph-rsid="0033bfec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Droid Sans" fo:font-size="10pt" fo:font-weight="bold" officeooo:rsid="001cf592" officeooo:paragraph-rsid="001cf592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0pt" officeooo:rsid="001cf592" officeooo:paragraph-rsid="001cf592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size="10pt" officeooo:rsid="001b93af" officeooo:paragraph-rsid="001b93af" style:font-size-asian="10pt" style:font-size-complex="10pt"/>
    </style:style>
    <style:style style:name="P27" style:family="paragraph" style:parent-style-name="Standard">
      <style:text-properties fo:font-size="10pt" officeooo:rsid="001b93af" officeooo:paragraph-rsid="001b93af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Droid Sans Mono" fo:font-size="10pt" style:text-underline-style="none" fo:font-weight="normal" officeooo:rsid="00326f14" officeooo:paragraph-rsid="0033bfe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roid Sans Mono" fo:font-size="9pt" fo:font-weight="bold" officeooo:rsid="001cf592" officeooo:paragraph-rsid="001cf592" style:font-size-asian="9pt" style:font-weight-asian="bold" style:font-size-complex="9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roid Sans Mono" fo:font-size="8pt" fo:font-weight="bold" officeooo:rsid="001e009a" officeooo:paragraph-rsid="001e009a" style:font-size-asian="8pt" style:font-weight-asian="bold" style:font-size-complex="8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roid Sans Mono" fo:font-size="8pt" fo:font-weight="bold" officeooo:rsid="002646d7" officeooo:paragraph-rsid="002646d7" style:font-size-asian="8pt" style:font-weight-asian="bold" style:font-size-complex="8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Droid Sans Mono" fo:font-size="8pt" fo:font-weight="bold" officeooo:rsid="002bf83c" officeooo:paragraph-rsid="002bf83c" style:font-size-asian="8pt" style:font-weight-asian="bold" style:font-size-complex="8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Droid Sans Mono" fo:font-size="8pt" fo:font-weight="bold" officeooo:rsid="002fc4c9" officeooo:paragraph-rsid="002fc4c9" style:font-size-asian="8pt" style:font-weight-asian="bold" style:font-size-complex="8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roid Sans Mono" fo:font-size="8pt" officeooo:rsid="0022b566" officeooo:paragraph-rsid="0022b566" style:font-size-asian="8pt" style:font-size-complex="8pt"/>
    </style:style>
    <style:style style:name="P35" style:family="paragraph" style:parent-style-name="Standard">
      <style:paragraph-properties fo:text-align="justify" style:justify-single-word="false"/>
      <style:text-properties style:font-name="Droid Sans Mono" fo:font-size="8pt" officeooo:rsid="00275bd3" officeooo:paragraph-rsid="00275bd3" style:font-size-asian="8pt" style:font-size-complex="8pt"/>
    </style:style>
    <style:style style:name="P36" style:family="paragraph" style:parent-style-name="Standard">
      <style:paragraph-properties fo:text-align="justify" style:justify-single-word="false"/>
      <style:text-properties style:font-name="Droid Sans Mono" fo:font-size="8pt" officeooo:rsid="00291c5a" officeooo:paragraph-rsid="00291c5a" style:font-size-asian="8pt" style:font-size-complex="8pt"/>
    </style:style>
    <style:style style:name="P37" style:family="paragraph" style:parent-style-name="Standard">
      <style:paragraph-properties fo:text-align="justify" style:justify-single-word="false"/>
      <style:text-properties style:font-name="Droid Sans Mono" fo:font-size="8pt" officeooo:rsid="002a73f6" officeooo:paragraph-rsid="002a73f6" style:font-size-asian="8pt" style:font-size-complex="8pt"/>
    </style:style>
    <style:style style:name="P38" style:family="paragraph" style:parent-style-name="Standard">
      <style:text-properties style:font-name="Droid Sans Mono" fo:font-size="8pt" fo:font-weight="normal" officeooo:rsid="00291c5a" officeooo:paragraph-rsid="00291c5a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Droid Sans Mono" fo:font-size="8pt" fo:font-weight="normal" officeooo:rsid="002a73f6" officeooo:paragraph-rsid="002a73f6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roid Sans Mono" fo:font-size="7pt" fo:font-style="normal" fo:font-weight="normal" officeooo:rsid="0024d7a3" officeooo:paragraph-rsid="0024d7a3" style:font-size-asian="7pt" style:font-style-asian="normal" style:font-weight-asian="normal" style:font-size-complex="7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Droid Sans Mono" fo:font-size="7pt" fo:font-weight="normal" officeooo:rsid="00291c5a" officeooo:paragraph-rsid="002a39e1" style:font-size-asian="7pt" style:font-weight-asian="normal" style:font-size-complex="7pt" style:font-weight-complex="normal"/>
    </style:style>
    <style:style style:name="P42" style:family="paragraph" style:parent-style-name="Standard">
      <style:text-properties style:font-name="DejaVu Sans Light" style:text-underline-style="solid" style:text-underline-width="auto" style:text-underline-color="font-color" fo:font-weight="bold" officeooo:rsid="001b93af" officeooo:paragraph-rsid="001b93af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officeooo:rsid="001b93af" officeooo:paragraph-rsid="001b93af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officeooo:rsid="0021c48b" officeooo:paragraph-rsid="0021c48b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officeooo:rsid="001e009a" officeooo:paragraph-rsid="001e009a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fo:font-weight="normal" officeooo:rsid="002bf83c" officeooo:paragraph-rsid="002bf83c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fo:font-weight="normal" officeooo:rsid="00326f14" officeooo:paragraph-rsid="0033bfec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DejaVu Sans Light" fo:font-size="10pt" style:text-underline-style="solid" style:text-underline-width="auto" style:text-underline-color="font-color" fo:font-weight="normal" officeooo:rsid="00326f14" officeooo:paragraph-rsid="0033bfec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justify" style:justify-single-word="false"/>
      <style:text-properties style:font-name="Liberation Serif" fo:font-size="8pt" officeooo:rsid="0033bfec" officeooo:paragraph-rsid="0033bfec" style:font-size-asian="8pt" style:font-size-complex="8pt"/>
    </style:style>
    <style:style style:name="P50" style:family="paragraph" style:parent-style-name="Standard">
      <style:paragraph-properties fo:text-align="center" style:justify-single-word="false"/>
      <style:text-properties style:font-name="DejaVu Sans Light" fo:font-size="10pt" style:text-underline-style="solid" style:text-underline-width="auto" style:text-underline-color="font-color" officeooo:rsid="001cf592" officeooo:paragraph-rsid="001cf592" style:font-size-asian="10pt" style:font-size-complex="10pt"/>
    </style:style>
    <style:style style:name="T1" style:family="text">
      <style:text-properties officeooo:rsid="001cf592"/>
    </style:style>
    <style:style style:name="T2" style:family="text">
      <style:text-properties officeooo:rsid="001e009a"/>
    </style:style>
    <style:style style:name="T3" style:family="text">
      <style:text-properties officeooo:rsid="001f6fe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646d7" style:font-weight-asian="bold" style:font-weight-complex="bold"/>
    </style:style>
    <style:style style:name="T6" style:family="text">
      <style:text-properties officeooo:rsid="0024d7a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4d7a3" style:font-weight-asian="normal" style:font-weight-complex="normal"/>
    </style:style>
    <style:style style:name="T9" style:family="text">
      <style:text-properties fo:font-weight="normal" officeooo:rsid="002646d7" style:font-weight-asian="normal" style:font-weight-complex="normal"/>
    </style:style>
    <style:style style:name="T10" style:family="text">
      <style:text-properties fo:font-weight="normal" officeooo:rsid="003100a0" style:font-weight-asian="normal" style:font-weight-complex="normal"/>
    </style:style>
    <style:style style:name="T11" style:family="text">
      <style:text-properties fo:font-weight="normal" officeooo:rsid="001d7615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2646d7"/>
    </style:style>
    <style:style style:name="T14" style:family="text">
      <style:text-properties style:text-underline-style="none"/>
    </style:style>
    <style:style style:name="T15" style:family="text">
      <style:text-properties style:font-name="Droid Sans Mono" fo:font-size="8pt" fo:font-weight="bold" style:font-size-asian="8pt" style:font-weight-asian="bold" style:font-size-complex="8pt" style:font-weight-complex="bold"/>
    </style:style>
    <style:style style:name="T16" style:family="text">
      <style:text-properties style:font-name="Droid Sans Mono" fo:font-size="8pt" style:font-size-asian="8pt" style:font-size-complex="8pt"/>
    </style:style>
    <style:style style:name="T17" style:family="text">
      <style:text-properties style:font-name="Droid Sans Mono" fo:font-size="8pt" fo:font-weight="normal" style:font-size-asian="8pt" style:font-weight-asian="normal" style:font-size-complex="8pt" style:font-weight-complex="normal"/>
    </style:style>
    <style:style style:name="T18" style:family="text">
      <style:text-properties style:font-name="Droid Sans Mono"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officeooo:rsid="002dc6c7"/>
    </style:style>
    <style:style style:name="T21" style:family="text">
      <style:text-properties officeooo:rsid="003100a0"/>
    </style:style>
    <style:style style:name="T22" style:family="text">
      <style:text-properties officeooo:rsid="0033bfec"/>
    </style:style>
    <style:style style:name="T23" style:family="text">
      <style:text-properties officeooo:rsid="00368064"/>
    </style:style>
    <style:style style:name="T24" style:family="text">
      <style:text-properties officeooo:rsid="0036fb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Git – C<text:span text:style-name="T2">artão de Referência</text:span></text:p>
      <text:p text:style-name="P27"/>
      <text:p text:style-name="P50">HELP</text:p>
      <text:p text:style-name="P25"/>
      <text:p text:style-name="P29">git help <text:span text:style-name="T7">&lt;verbo&gt;</text:span></text:p>
      <text:p text:style-name="P29">git <text:span text:style-name="T11">&lt;</text:span><text:span text:style-name="T7">verbo</text:span><text:span text:style-name="T11">&gt;</text:span> --help</text:p>
      <text:p text:style-name="P29">man git-<text:span text:style-name="T7">&lt;verbo&gt;</text:span></text:p>
      <text:p text:style-name="P26"/>
      <text:p text:style-name="P43">C<text:span text:style-name="T1">USTOMIZAÇÃO INICIAL</text:span></text:p>
      <text:p text:style-name="P26"/>
      <text:p text:style-name="P24"><text:span text:style-name="T19">git config</text:span> <text:span text:style-name="T8">&lt;opção&gt; &lt;parâmetro&gt;</text:span></text:p>
      <text:p text:style-name="P1">opção: <text:span text:style-name="T15">--system</text:span> (todo o sistema)</text:p>
      <text:p text:style-name="P1">edita arquivo: /etc/gitconfig</text:p>
      <text:p text:style-name="P1"/>
      <text:p text:style-name="P1">opção: <text:span text:style-name="T15">--global</text:span> (apenas o usuário)</text:p>
      <text:p text:style-name="P1">edita o arquivo: ~/.gitconfig</text:p>
      <text:p text:style-name="P1"/>
      <text:p text:style-name="P1"><text:span text:style-name="T6">editando </text:span>arquivo: <text:span text:style-name="T4">&lt;repositorio&gt;/config</text:span> – válido para aquele repositório apenas</text:p>
      <text:p text:style-name="P1"/>
      <text:p text:style-name="P3">opção: <text:span text:style-name="T15">--list</text:span> – Mostra configurações atuais do ambiente git</text:p>
      <text:p text:style-name="P3"/>
      <text:p text:style-name="P5"><text:span text:style-name="T12">-parâmetro:</text:span><text:span text:style-name="T14"> </text:span><text:span text:style-name="T18">alias.&lt;nome_alias&gt;&lt;comando&gt;</text:span></text:p>
      <text:p text:style-name="P9">cria um alias para o comando específico: Exemplo: </text:p>
      <text:p text:style-name="P40">git config --global alias.unstage 'reset HEAD --'</text:p>
      <text:p text:style-name="P15"/>
      <text:p text:style-name="P45">REPOSITÓRIOS</text:p>
      <text:p text:style-name="P2"/>
      <text:p text:style-name="P30">git init </text:p>
      <text:p text:style-name="P2">- inicializa repositório no modo working dir (.git dir)</text:p>
      <text:p text:style-name="P2"/>
      <text:p text:style-name="P30">git init --bare</text:p>
      <text:p text:style-name="P2">- inicializa repositório no modo de armazenamento (compartilhável)</text:p>
      <text:p text:style-name="P2"/>
      <text:p text:style-name="P30">git clone <text:span text:style-name="T9">&lt;origem&gt; &lt;destino&gt;</text:span></text:p>
      <text:p text:style-name="P2">- clona repositório <text:span text:style-name="T3">e seus atributos (l</text:span>ocal ou remoto<text:span text:style-name="T24">)</text:span></text:p>
      <text:p text:style-name="P2"/>
      <text:p text:style-name="P30">git remote <text:span text:style-name="T8">&lt;opções&gt;</text:span></text:p>
      <text:p text:style-name="P2">- verifica e configura reposit<text:span text:style-name="T3">ó</text:span>rios remotos <text:span text:style-name="T3">(ou no mesmo filesystem)</text:span></text:p>
      <text:p text:style-name="P6">opção: <text:span text:style-name="T15">-v</text:span> – Mostra detalhes dos remotos</text:p>
      <text:p text:style-name="P6"/>
      <text:p text:style-name="P6"><text:span text:style-name="T15">git remote add</text:span> <text:span text:style-name="T16">&lt;nome&gt; &lt;url&gt;</text:span></text:p>
      <text:p text:style-name="P6">- adiciona um repositório remoto ao projeto atual</text:p>
      <text:p text:style-name="P6"/>
      <text:p text:style-name="P44">VERSIONAMENTO</text:p>
      <text:p text:style-name="P4"/>
      <text:p text:style-name="P31">git status</text:p>
      <text:p text:style-name="P7">- verifica o estado do seu working dir. (untracked, unmodified, modified, staged)</text:p>
      <text:p text:style-name="P7">opção: <text:span text:style-name="T4">-s </text:span>ou <text:span text:style-name="T4">–short</text:span> – versão compacta do status</text:p>
      <text:p text:style-name="P3"/>
      <text:p text:style-name="P34"><text:span text:style-name="T4">git add </text:span><text:span text:style-name="T6">&lt;arquivo&gt;</text:span></text:p>
      <text:p text:style-name="P8">- adiciona arquivos para o stage / monitoramento</text:p>
      <text:p text:style-name="P8"/>
      <text:p text:style-name="P34"><text:span text:style-name="T4">git </text:span><text:span text:style-name="T5">rm </text:span><text:span text:style-name="T13">&lt;arquivo&gt; &lt;opções&gt;</text:span></text:p>
      <text:p text:style-name="P3">- <text:span text:style-name="T13">remove arquivos do repositório e do seu working dir.</text:span></text:p>
      <text:p text:style-name="P3"/>
      <text:p text:style-name="P35"><text:span text:style-name="T4">git commit</text:span> &lt;opções&gt;</text:p>
      <text:p text:style-name="P17">- grava arquivos do stage para o repositório</text:p>
      <text:p text:style-name="P16"/>
      <text:p text:style-name="P36"><text:span text:style-name="T4">git log </text:span>&lt;opções&gt;</text:p>
      <text:p text:style-name="P18">- mostra histórico de commits</text:p>
      <text:p text:style-name="P18"/>
      <text:p text:style-name="P18">opção: <text:span text:style-name="T15">--stat</text:span><text:span text:style-name="T16"> </text:span>– mostra pequeno resumo de alterações nos arquivos daquele commit</text:p>
      <text:p text:style-name="P18"/>
      <text:p text:style-name="P18">opção: <text:span text:style-name="T15">--pretty=</text:span><text:span text:style-name="T17">&lt;parâmetro&gt;</text:span> - diversas opções de formatação do log</text:p>
      <text:p text:style-name="P18"/>
      <text:p text:style-name="P18"><text:span text:style-name="T12">- parâmetro:</text:span> <text:span text:style-name="T15">oneline</text:span> – mostra uma lista abreviada de commit + mensagem de commit</text:p>
      <text:p text:style-name="P18"/>
      <text:p text:style-name="P18"><text:span text:style-name="T12">- parâmetro:</text:span> <text:span text:style-name="T15">format:</text:span> <text:span text:style-name="T17">“&lt;formato&gt;”</text:span> - Formata saída do log conforme preferência do usuário.</text:p>
      <text:p text:style-name="P18">Exemplo para teste: </text:p>
      <text:p text:style-name="P41">git log --pretty=format:“%h - %an, %ar : %s”</text:p>
      <text:p text:style-name="P18"/>
      <text:p text:style-name="P37"><text:span text:style-name="T4">git tag</text:span> &lt;nome da tag&gt;</text:p>
      <text:p text:style-name="P19">- marca versão do software (release point), no commit atual</text:p>
      <text:p text:style-name="P19"/>
      <text:p text:style-name="P19">opção: <text:span text:style-name="T15">-a</text:span> – cria uma tag anotada (mais informações são adicionadas)</text:p>
      <text:p text:style-name="P38"/>
      <text:p text:style-name="P38"/>
      <text:p text:style-name="P39"><text:span text:style-name="T4">git push</text:span> &lt;nome remoto&gt; &lt;branch&gt;</text:p>
      <text:p text:style-name="P10">- publica branch especificado no repositório remoto</text:p>
      <text:p text:style-name="P10"/>
      <text:p text:style-name="P39"><text:span text:style-name="T4">git fetch</text:span> &lt;nome remoto&gt;</text:p>
      <text:p text:style-name="P10">- baixa para seu repositório local o trabalho realizado no remoto. (sem merge)</text:p>
      <text:p text:style-name="P10"/>
      <text:p text:style-name="P39"><text:span text:style-name="T4">git pull</text:span> &lt;nome remoto&gt;</text:p>
      <text:p text:style-name="P10">- baixa e mescla (merge) o trabalho do realizado no remoto com seu repositório local</text:p>
      <text:p text:style-name="P10"/>
      <text:p text:style-name="P46">DESFAZENDO COISAS</text:p>
      <text:p text:style-name="P11"/>
      <text:p text:style-name="P32">git commit --amend</text:p>
      <text:p text:style-name="P11">- edita e sobrescreve o último commit</text:p>
      <text:p text:style-name="P11"/>
      <text:p text:style-name="P32">git reset HEAD <text:span text:style-name="T7">&lt;arquivo&gt;</text:span></text:p>
      <text:p text:style-name="P11">- retira arquivo do stage</text:p>
      <text:p text:style-name="P11"/>
      <text:p text:style-name="P32">git checkout <text:span text:style-name="T7">--&lt;arquivo&gt;</text:span></text:p>
      <text:p text:style-name="P11">- reverte arquivo para sua versão <text:span text:style-name="T23">n</text:span>o último commit</text:p>
      <text:p text:style-name="P11"/>
      <text:p text:style-name="P46">BRANCHING</text:p>
      <text:p text:style-name="P11"/>
      <text:p text:style-name="P32">git branch <text:span text:style-name="T7">&lt;nome novo branch&gt;</text:span></text:p>
      <text:p text:style-name="P11">- cria um novo branch. Sem parâmetros mostra os branches atuais</text:p>
      <text:p text:style-name="P11"/>
      <text:p text:style-name="P32">git checkout <text:span text:style-name="T7">&lt;branch&gt;</text:span></text:p>
      <text:p text:style-name="P11">- <text:span text:style-name="T20">muda seu working dir para o branch especificado. Com a opção </text:span><text:span text:style-name="T15">-b</text:span><text:span text:style-name="T20">, cria um novo branch e move o working dir para ele</text:span></text:p>
      <text:p text:style-name="P11"/>
      <text:p text:style-name="P33"><text:span text:style-name="T21">g</text:span>it <text:span text:style-name="T21">merge </text:span><text:span text:style-name="T10">&lt;branch&gt;</text:span></text:p>
      <text:p text:style-name="P12">- <text:span text:style-name="T21">mescla o branch do comando no seu branch atual</text:span></text:p>
      <text:p text:style-name="P12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7">OPÇÕES ÚTEIS PARA: </text:p>
      <text:p text:style-name="P48"/>
      <text:p text:style-name="P28">git log --prety<text:span text:style-name="T22">=</text:span>format: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Op<text:span text:style-name="T22">ção</text:span></text:p>
          </table:table-cell>
          <table:table-cell table:style-name="Table1.B1" office:value-type="string">
            <text:p text:style-name="P23">Descr<text:span text:style-name="T22">ição da saída</text:span></text:p>
          </table:table-cell>
        </table:table-row>
        <table:table-row table:style-name="Table1.1">
          <table:table-cell table:style-name="Table1.A2" office:value-type="string">
            <text:p text:style-name="P20">%H</text:p>
          </table:table-cell>
          <table:table-cell table:style-name="Table1.B2" office:value-type="string">
            <text:p text:style-name="P21">Commit hash </text:p>
          </table:table-cell>
        </table:table-row>
        <table:table-row table:style-name="Table1.1">
          <table:table-cell table:style-name="Table1.A2" office:value-type="string">
            <text:p text:style-name="P20">%h</text:p>
          </table:table-cell>
          <table:table-cell table:style-name="Table1.B2" office:value-type="string">
            <text:p text:style-name="P22"><text:span text:style-name="T22">C</text:span>ommit hash <text:span text:style-name="T22">Abreviado</text:span></text:p>
          </table:table-cell>
        </table:table-row>
        <table:table-row table:style-name="Table1.1">
          <table:table-cell table:style-name="Table1.A2" office:value-type="string">
            <text:p text:style-name="P20">%T</text:p>
          </table:table-cell>
          <table:table-cell table:style-name="Table1.B2" office:value-type="string">
            <text:p text:style-name="P21"><text:span text:style-name="T22">H</text:span>ash <text:span text:style-name="T22">da árvore</text:span></text:p>
          </table:table-cell>
        </table:table-row>
        <table:table-row table:style-name="Table1.1">
          <table:table-cell table:style-name="Table1.A2" office:value-type="string">
            <text:p text:style-name="P20">%t</text:p>
          </table:table-cell>
          <table:table-cell table:style-name="Table1.B2" office:value-type="string">
            <text:p text:style-name="P21"><text:span text:style-name="T22">H</text:span>ash <text:span text:style-name="T22">da árvore abreviado</text:span></text:p>
          </table:table-cell>
        </table:table-row>
        <table:table-row table:style-name="Table1.1">
          <table:table-cell table:style-name="Table1.A2" office:value-type="string">
            <text:p text:style-name="P20">%P</text:p>
          </table:table-cell>
          <table:table-cell table:style-name="Table1.B2" office:value-type="string">
            <text:p text:style-name="P21"><text:span text:style-name="T22">H</text:span>ashes <text:span text:style-name="T22">pais</text:span></text:p>
          </table:table-cell>
        </table:table-row>
        <table:table-row table:style-name="Table1.1">
          <table:table-cell table:style-name="Table1.A2" office:value-type="string">
            <text:p text:style-name="P20">%p</text:p>
          </table:table-cell>
          <table:table-cell table:style-name="Table1.B2" office:value-type="string">
            <text:p text:style-name="P21"><text:span text:style-name="T22">H</text:span>ashes <text:span text:style-name="T22">pais abreviados</text:span></text:p>
          </table:table-cell>
        </table:table-row>
        <table:table-row table:style-name="Table1.1">
          <table:table-cell table:style-name="Table1.A2" office:value-type="string">
            <text:p text:style-name="P20">%an</text:p>
          </table:table-cell>
          <table:table-cell table:style-name="Table1.B2" office:value-type="string">
            <text:p text:style-name="P49">Nome do Autor</text:p>
          </table:table-cell>
        </table:table-row>
        <table:table-row table:style-name="Table1.1">
          <table:table-cell table:style-name="Table1.A2" office:value-type="string">
            <text:p text:style-name="P20">%a<text:span text:style-name="T22">e</text:span></text:p>
          </table:table-cell>
          <table:table-cell table:style-name="Table1.B2" office:value-type="string">
            <text:p text:style-name="P49">Email do Autor</text:p>
          </table:table-cell>
        </table:table-row>
        <table:table-row table:style-name="Table1.1">
          <table:table-cell table:style-name="Table1.A2" office:value-type="string">
            <text:p text:style-name="P20">%ad</text:p>
          </table:table-cell>
          <table:table-cell table:style-name="Table1.B2" office:value-type="string">
            <text:p text:style-name="P49">Data do autor </text:p>
          </table:table-cell>
        </table:table-row>
        <table:table-row table:style-name="Table1.1">
          <table:table-cell table:style-name="Table1.A2" office:value-type="string">
            <text:p text:style-name="P20">%a<text:span text:style-name="T22">r</text:span></text:p>
          </table:table-cell>
          <table:table-cell table:style-name="Table1.B2" office:value-type="string">
            <text:p text:style-name="P49">Data do autor, relativa</text:p>
          </table:table-cell>
        </table:table-row>
        <table:table-row table:style-name="Table1.1">
          <table:table-cell table:style-name="Table1.A2" office:value-type="string">
            <text:p text:style-name="P20">%<text:span text:style-name="T22">cn</text:span></text:p>
          </table:table-cell>
          <table:table-cell table:style-name="Table1.B2" office:value-type="string">
            <text:p text:style-name="P49">Nome do Comitter</text:p>
          </table:table-cell>
        </table:table-row>
        <table:table-row table:style-name="Table1.1">
          <table:table-cell table:style-name="Table1.A2" office:value-type="string">
            <text:p text:style-name="P20">%<text:span text:style-name="T22">ce</text:span></text:p>
          </table:table-cell>
          <table:table-cell table:style-name="Table1.B2" office:value-type="string">
            <text:p text:style-name="P49">Email do committer</text:p>
          </table:table-cell>
        </table:table-row>
        <table:table-row table:style-name="Table1.1">
          <table:table-cell table:style-name="Table1.A2" office:value-type="string">
            <text:p text:style-name="P20">%<text:span text:style-name="T22">cd</text:span></text:p>
          </table:table-cell>
          <table:table-cell table:style-name="Table1.B2" office:value-type="string">
            <text:p text:style-name="P49">Data do committer</text:p>
          </table:table-cell>
        </table:table-row>
        <table:table-row table:style-name="Table1.1">
          <table:table-cell table:style-name="Table1.A2" office:value-type="string">
            <text:p text:style-name="P20">%<text:span text:style-name="T22">cr</text:span></text:p>
          </table:table-cell>
          <table:table-cell table:style-name="Table1.B2" office:value-type="string">
            <text:p text:style-name="P49">Data do committer, relativa</text:p>
          </table:table-cell>
        </table:table-row>
        <table:table-row table:style-name="Table1.1">
          <table:table-cell table:style-name="Table1.A2" office:value-type="string">
            <text:p text:style-name="P20">%<text:span text:style-name="T22">s</text:span></text:p>
          </table:table-cell>
          <table:table-cell table:style-name="Table1.B2" office:value-type="string">
            <text:p text:style-name="P49">Assunto (mensagem do commit)</text:p>
          </table:table-cell>
        </table:table-row>
      </table:table>
      <text:p text:style-name="P13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columns fo:column-count="4" fo:column-gap="0.497cm">
          <style:column-sep style:width="0.009cm" style:color="#000000" style:height="100%" style:style="solid"/>
          <style:column style:rel-width="16383*" fo:start-indent="0cm" fo:end-indent="0.249cm"/>
          <style:column style:rel-width="16383*" fo:start-indent="0.249cm" fo:end-indent="0.249cm"/>
          <style:column style:rel-width="16383*" fo:start-indent="0.249cm" fo:end-indent="0.249cm"/>
          <style:column style:rel-width="16386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Girol</meta:initial-creator>
    <meta:creation-date>2015-06-12T16:08:42.414643881</meta:creation-date>
    <dc:date>2015-06-16T18:36:58.029793045</dc:date>
    <dc:creator>André Girol</dc:creator>
    <meta:editing-duration>PT7H45M42S</meta:editing-duration>
    <meta:editing-cycles>22</meta:editing-cycles>
    <meta:generator>LibreOffice/4.2.8.2$Linux_X86_64 LibreOffice_project/420m0$Build-2</meta:generator>
    <meta:document-statistic meta:table-count="1" meta:image-count="0" meta:object-count="0" meta:page-count="1" meta:paragraph-count="103" meta:word-count="509" meta:character-count="3061" meta:non-whitespace-character-count="2654"/>
  </office:meta>
</office:document-meta>
</file>